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fals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office:value-type="string">
            <text:p>github_page</text:p>
          </table:table-cell>
          <table:table-cell table:style-name="ce1" table:number-columns-repeated="1010"/>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office:value-type="string">
            <text:p>tfalse</text:p>
          </table:table-cell>
          <table:table-cell table:number-columns-repeated="1012"/>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office:value-type="string">
            <text:p>false</text:p>
          </table:table-cell>
          <table:table-cell table:number-columns-repeated="1012"/>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office:value-type="string">
            <text:p>false</text:p>
          </table:table-cell>
          <table:table-cell table:number-columns-repeated="1012"/>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office:value-type="string">
            <text:p>false</text:p>
          </table:table-cell>
          <table:table-cell table:number-columns-repeated="1012"/>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office:value-type="string">
            <text:p>true</text:p>
          </table:table-cell>
          <table:table-cell table:number-columns-repeated="1012"/>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office:value-type="string">
            <text:p>false</text:p>
          </table:table-cell>
          <table:table-cell table:number-columns-repeated="1012"/>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office:value-type="string">
            <text:p>https//cran.r-project.org/package=atom4R</text:p>
          </table:table-cell>
          <table:table-cell table:style-name="Default" office:value-type="string">
            <text:p>true</text:p>
          </table:table-cell>
          <table:table-cell table:style-name="Default" table:number-columns-repeated="1010"/>
          <table:table-cell table:number-columns-repeated="2"/>
        </table:table-row>
        <table:table-row table:style-name="ro3">
          <table:table-cell table:style-name="Default" office:value-type="string">
            <text:p>d4storagehub4R</text:p>
          </table:table-cell>
          <table:table-cell table:style-name="Default" office:value-type="string">
            <text:p>true</text:p>
          </table:table-cell>
          <table:table-cell table:style-name="Default" office:value-type="string">
            <text:p>Interface R pour l'API du StorageHub D4Science</text:p>
          </table:table-cell>
          <table:table-cell table:style-name="Default" office:value-type="string">
            <text:p>R Interface to 'D4Science' 'StorageHub' API</text:p>
          </table:table-cell>
          <table:table-cell table:style-name="Default" office:value-type="string">
            <text:p>Interface R para el API 'StorageHub' de la plataforma 'D4Science'</text:p>
          </table:table-cell>
          <table:table-cell table:style-name="Default" office:value-type="string">
            <text:p>Fournit un interface pour l'API 'StorageHub' de la plateforme 'D4Science' (&lt;https://dev.d4science.org/&gt;).</text:p>
          </table:table-cell>
          <table:table-cell table:style-name="Default" office:value-type="string">
            <text:p>Provides an interface to 'D4Science' 'StorageHub' API (&lt;https://dev.d4science.org/&gt;). Allows to get user profile, and perform </text:p>
            <text:p><text:s/>actions over the 'StorageHub' (workspace) including creation of folders, files management (upload/update/deletion/sharing), and listing of </text:p>
            <text:p><text:s/>stored resources.</text:p>
          </table:table-cell>
          <table:table-cell table:style-name="Default" office:value-type="string">
            <text:p>Interface R para el API 'StorageHub' de la plataforma 'D4Science'</text:p>
          </table:table-cell>
          <table:table-cell table:style-name="Default" office:value-type="string">
            <text:p>eblondel</text:p>
          </table:table-cell>
          <table:table-cell table:style-name="Default" office:value-type="string">
            <text:p><text:a xlink:href="https://github.com/eblondel/d4storagehub4R">https://github.com/eblondel/d4storagehub4R</text:a></text:p>
          </table:table-cell>
          <table:table-cell table:style-name="Default" office:value-type="string">
            <text:p>https//cran.r-project.org/package=d4storagehub4R</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3">13/04/2022</text:date>, <text:time>14:20: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2-04-13T14:20:39.64</dc:date>
    <meta:editing-cycles>52</meta:editing-cycles>
    <meta:editing-duration>P1DT8H55M42S</meta:editing-duration>
    <meta:document-statistic meta:table-count="1" meta:cell-count="154" meta:object-count="0"/>
  </office:meta>
</office:document-meta>
</file>